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3" style:family="table-cell" style:parent-style-name="Default" style:data-style-name="N77"/>
    <style:style style:name="ce4" style:family="table-cell" style:parent-style-name="Default" style:data-style-name="N77">
      <style:table-cell-properties fo:background-color="#fff200"/>
    </style:style>
    <style:style style:name="ce8" style:family="table-cell" style:parent-style-name="Default" style:data-style-name="N31"/>
    <style:style style:name="ce9" style:family="table-cell" style:parent-style-name="Default" style:data-style-name="N31">
      <style:table-cell-properties fo:background-color="#fff200"/>
    </style:style>
    <style:style style:name="ce5" style:family="table-cell" style:parent-style-name="Default">
      <style:table-cell-properties fo:background-color="#fff200"/>
    </style:style>
    <style:style style:name="ce13" style:family="table-cell" style:parent-style-name="Default" style:data-style-name="N1">
      <style:table-cell-properties fo:background-color="#faa61a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7" style:family="table-cell" style:parent-style-name="Default" style:data-style-name="N1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iel127_07112018_08092018_fitnesssummary" table:style-name="ta1">
        <table:shapes>
          <draw:frame draw:z-index="0" draw:style-name="gr1" draw:text-style-name="P1" svg:width="653.02pt" svg:height="255.23pt" svg:x="577.36pt" svg:y="89.6pt">
            <draw:object draw:notify-on-update-of-ranges="daniel127_07112018_08092018_fitnesssummary.A8:daniel127_07112018_08092018_fitnesssummary.A39 daniel127_07112018_08092018_fitnesssummary.G8:daniel127_07112018_08092018_fitnesssummary.G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65.52pt" svg:height="279.33pt" svg:x="545.39pt" svg:y="387.01pt">
            <draw:object draw:notify-on-update-of-ranges="daniel127_07112018_08092018_fitnesssummary.A8:daniel127_07112018_08092018_fitnesssummary.A39 daniel127_07112018_08092018_fitnesssummary.E8:daniel127_07112018_08092018_fitnesssummary.E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65.52pt" svg:height="279.33pt" svg:x="579.71pt" svg:y="691.23pt">
            <draw:object draw:notify-on-update-of-ranges="daniel127_07112018_08092018_fitnesssummary.A14:daniel127_07112018_08092018_fitnesssummary.A39 daniel127_07112018_08092018_fitnesssummary.F14:daniel127_07112018_08092018_fitnesssummary.F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eaten</text:p>
          </table:table-cell>
          <table:table-cell office:value-type="string" calcext:value-type="string">
            <text:p>difference</text:p>
          </table:table-cell>
          <table:table-cell table:style-name="ce13" office:value-type="float" office:value="1966" calcext:value-type="float">
            <text:p>1966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a different calculator sets my BMR at 1966 not 2530! like Spark people; google’s is still lower 1286 before aqdding exercise.</text:p>
          </table:table-cell>
          <table:table-cell table:number-columns-repeated="1017"/>
        </table:table-row>
        <table:table-row table:style-name="ro1">
          <table:table-cell office:value-type="date" office:date-value="2018-07-11" calcext:value-type="date">
            <text:p>Wed, Jul 11, 18</text:p>
          </table:table-cell>
          <table:table-cell office:value-type="float" office:value="76" calcext:value-type="float">
            <text:p>76</text:p>
          </table:table-cell>
          <table:table-cell office:value-type="float" office:value="1766.01" calcext:value-type="float">
            <text:p>1766.01</text:p>
          </table:table-cell>
          <table:table-cell table:formula="of:=[.$E$1]+[.B2]-[.C2]" office:value-type="float" office:value="275.99" calcext:value-type="float">
            <text:p>275.99</text:p>
          </table:table-cell>
          <table:table-cell table:number-columns-repeated="1020"/>
        </table:table-row>
        <table:table-row table:style-name="ro1">
          <table:table-cell office:value-type="date" office:date-value="2018-07-12" calcext:value-type="date">
            <text:p>Thu, Jul 12, 18</text:p>
          </table:table-cell>
          <table:table-cell office:value-type="float" office:value="177" calcext:value-type="float">
            <text:p>177</text:p>
          </table:table-cell>
          <table:table-cell office:value-type="float" office:value="2000.42" calcext:value-type="float">
            <text:p>2000.42</text:p>
          </table:table-cell>
          <table:table-cell table:formula="of:=[.$E$1]+[.B3]-[.C3]" office:value-type="float" office:value="142.58" calcext:value-type="float">
            <text:p>142.58</text:p>
          </table:table-cell>
          <table:table-cell table:number-columns-repeated="1020"/>
        </table:table-row>
        <table:table-row table:style-name="ro1">
          <table:table-cell office:value-type="date" office:date-value="2018-07-13" calcext:value-type="date">
            <text:p>Fri, Jul 13, 18</text:p>
          </table:table-cell>
          <table:table-cell office:value-type="float" office:value="125" calcext:value-type="float">
            <text:p>125</text:p>
          </table:table-cell>
          <table:table-cell office:value-type="float" office:value="1588.1" calcext:value-type="float">
            <text:p>1588.1</text:p>
          </table:table-cell>
          <table:table-cell table:formula="of:=[.$E$1]+[.B4]-[.C4]" office:value-type="float" office:value="502.9" calcext:value-type="float">
            <text:p>502.9</text:p>
          </table:table-cell>
          <table:table-cell table:number-columns-repeated="1020"/>
        </table:table-row>
        <table:table-row table:style-name="ro1">
          <table:table-cell office:value-type="date" office:date-value="2018-07-14" calcext:value-type="date">
            <text:p>Sat, Jul 14, 18</text:p>
          </table:table-cell>
          <table:table-cell office:value-type="float" office:value="1434" calcext:value-type="float">
            <text:p>1434</text:p>
          </table:table-cell>
          <table:table-cell office:value-type="float" office:value="2313.31" calcext:value-type="float">
            <text:p>2313.31</text:p>
          </table:table-cell>
          <table:table-cell table:formula="of:=[.$E$1]+[.B5]-[.C5]" office:value-type="float" office:value="1086.69" calcext:value-type="float">
            <text:p>1086.69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7-15" calcext:value-type="date">
            <text:p>Sun, Jul 15, 18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311.12" calcext:value-type="float">
            <text:p>1311.12</text:p>
          </table:table-cell>
          <table:table-cell table:style-name="ce5" table:formula="of:=[.$E$1]+[.B6]-[.C6]" office:value-type="float" office:value="777.88" calcext:value-type="float">
            <text:p>777.88</text:p>
          </table:table-cell>
          <table:table-cell table:style-name="ce7"/>
          <table:table-cell table:style-name="ce5" table:number-columns-repeated="1019"/>
        </table:table-row>
        <table:table-row table:style-name="ro1">
          <table:table-cell office:value-type="date" office:date-value="2018-07-16" calcext:value-type="date">
            <text:p>Mon, Jul 16, 18</text:p>
          </table:table-cell>
          <table:table-cell office:value-type="float" office:value="225" calcext:value-type="float">
            <text:p>225</text:p>
          </table:table-cell>
          <table:table-cell office:value-type="float" office:value="1995.85" calcext:value-type="float">
            <text:p>1995.85</text:p>
          </table:table-cell>
          <table:table-cell table:formula="of:=[.$E$1]+[.B7]-[.C7]" office:value-type="float" office:value="195.15" calcext:value-type="float">
            <text:p>195.15</text:p>
          </table:table-cell>
          <table:table-cell office:value-type="string" calcext:value-type="string">
            <text:p>7day rolling</text:p>
          </table:table-cell>
          <table:table-cell/>
          <table:table-cell office:value-type="string" calcext:value-type="string">
            <text:p>7day Rolling Exercise</text:p>
          </table:table-cell>
          <table:table-cell table:number-columns-repeated="1017"/>
        </table:table-row>
        <table:table-row table:style-name="ro1">
          <table:table-cell office:value-type="date" office:date-value="2018-07-17" calcext:value-type="date">
            <text:p>Tue, Jul 17, 18</text:p>
          </table:table-cell>
          <table:table-cell office:value-type="float" office:value="344" calcext:value-type="float">
            <text:p>344</text:p>
          </table:table-cell>
          <table:table-cell office:value-type="float" office:value="1867.69" calcext:value-type="float">
            <text:p>1867.69</text:p>
          </table:table-cell>
          <table:table-cell table:formula="of:=[.$E$1]+[.B8]-[.C8]" office:value-type="float" office:value="442.31" calcext:value-type="float">
            <text:p>442.31</text:p>
          </table:table-cell>
          <table:table-cell table:formula="of:=SUM([.D2:.D8])/7" office:value-type="float" office:value="489.071428571429" calcext:value-type="float">
            <text:p>489</text:p>
          </table:table-cell>
          <table:table-cell/>
          <table:table-cell table:style-name="ce2" table:formula="of:=SUM([.B2:.B8])/7" office:value-type="float" office:value="357.714285714286" calcext:value-type="float">
            <text:p>358</text:p>
          </table:table-cell>
          <table:table-cell table:number-columns-repeated="1017"/>
        </table:table-row>
        <table:table-row table:style-name="ro1">
          <table:table-cell office:value-type="date" office:date-value="2018-07-18" calcext:value-type="date">
            <text:p>Wed, Jul 18, 18</text:p>
          </table:table-cell>
          <table:table-cell office:value-type="float" office:value="339" calcext:value-type="float">
            <text:p>339</text:p>
          </table:table-cell>
          <table:table-cell office:value-type="float" office:value="1938.84" calcext:value-type="float">
            <text:p>1938.84</text:p>
          </table:table-cell>
          <table:table-cell table:formula="of:=[.$E$1]+[.B9]-[.C9]" office:value-type="float" office:value="366.16" calcext:value-type="float">
            <text:p>366.16</text:p>
          </table:table-cell>
          <table:table-cell table:formula="of:=SUM([.D3:.D9])/7" office:value-type="float" office:value="501.952857142857" calcext:value-type="float">
            <text:p>502</text:p>
          </table:table-cell>
          <table:table-cell/>
          <table:table-cell table:style-name="ce2" table:formula="of:=SUM([.B3:.B9])/7" office:value-type="float" office:value="395.285714285714" calcext:value-type="float">
            <text:p>395</text:p>
          </table:table-cell>
          <table:table-cell table:number-columns-repeated="1017"/>
        </table:table-row>
        <table:table-row table:style-name="ro1">
          <table:table-cell office:value-type="date" office:date-value="2018-07-19" calcext:value-type="date">
            <text:p>Thu, Jul 19, 18</text:p>
          </table:table-cell>
          <table:table-cell office:value-type="float" office:value="193" calcext:value-type="float">
            <text:p>193</text:p>
          </table:table-cell>
          <table:table-cell office:value-type="float" office:value="2053.29" calcext:value-type="float">
            <text:p>2053.29</text:p>
          </table:table-cell>
          <table:table-cell table:formula="of:=[.$E$1]+[.B10]-[.C10]" office:value-type="float" office:value="105.71" calcext:value-type="float">
            <text:p>105.71</text:p>
          </table:table-cell>
          <table:table-cell table:formula="of:=SUM([.D4:.D10])/7" office:value-type="float" office:value="496.685714285714" calcext:value-type="float">
            <text:p>497</text:p>
          </table:table-cell>
          <table:table-cell/>
          <table:table-cell table:style-name="ce2" table:formula="of:=SUM([.B4:.B10])/7" office:value-type="float" office:value="397.571428571429" calcext:value-type="float">
            <text:p>398</text:p>
          </table:table-cell>
          <table:table-cell table:number-columns-repeated="1017"/>
        </table:table-row>
        <table:table-row table:style-name="ro1">
          <table:table-cell office:value-type="date" office:date-value="2018-07-20" calcext:value-type="date">
            <text:p>Fri, Jul 20, 18</text:p>
          </table:table-cell>
          <table:table-cell office:value-type="float" office:value="261" calcext:value-type="float">
            <text:p>261</text:p>
          </table:table-cell>
          <table:table-cell office:value-type="float" office:value="1930.69" calcext:value-type="float">
            <text:p>1930.69</text:p>
          </table:table-cell>
          <table:table-cell table:formula="of:=[.$E$1]+[.B11]-[.C11]" office:value-type="float" office:value="296.31" calcext:value-type="float">
            <text:p>296.31</text:p>
          </table:table-cell>
          <table:table-cell table:formula="of:=SUM([.D5:.D11])/7" office:value-type="float" office:value="467.172857142857" calcext:value-type="float">
            <text:p>467</text:p>
          </table:table-cell>
          <table:table-cell/>
          <table:table-cell table:style-name="ce2" table:formula="of:=SUM([.B5:.B11])/7" office:value-type="float" office:value="417" calcext:value-type="float">
            <text:p>417</text:p>
          </table:table-cell>
          <table:table-cell table:number-columns-repeated="1017"/>
        </table:table-row>
        <table:table-row table:style-name="ro1">
          <table:table-cell office:value-type="date" office:date-value="2018-07-21" calcext:value-type="date">
            <text:p>Sat, Jul 21, 18</text:p>
          </table:table-cell>
          <table:table-cell office:value-type="float" office:value="127" calcext:value-type="float">
            <text:p>127</text:p>
          </table:table-cell>
          <table:table-cell office:value-type="float" office:value="2876.31" calcext:value-type="float">
            <text:p>2876.31</text:p>
          </table:table-cell>
          <table:table-cell table:formula="of:=[.$E$1]+[.B12]-[.C12]" office:value-type="float" office:value="-783.31" calcext:value-type="float">
            <text:p>-783.31</text:p>
          </table:table-cell>
          <table:table-cell table:formula="of:=SUM([.D6:.D12])/7" office:value-type="float" office:value="200.03" calcext:value-type="float">
            <text:p>200</text:p>
          </table:table-cell>
          <table:table-cell/>
          <table:table-cell table:style-name="ce2" table:formula="of:=SUM([.B6:.B12])/7" office:value-type="float" office:value="230.285714285714" calcext:value-type="float">
            <text:p>23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2" calcext:value-type="date">
            <text:p>Sun, Jul 22, 1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946.79" calcext:value-type="float">
            <text:p>1946.79</text:p>
          </table:table-cell>
          <table:table-cell table:style-name="ce5" table:formula="of:=[.$E$1]+[.B13]-[.C13]" office:value-type="float" office:value="226.21" calcext:value-type="float">
            <text:p>226.21</text:p>
          </table:table-cell>
          <table:table-cell table:style-name="ce7" table:formula="of:=SUM([.D7:.D13])/7" office:value-type="float" office:value="121.22" calcext:value-type="float">
            <text:p>121</text:p>
          </table:table-cell>
          <table:table-cell table:style-name="ce5" office:value-type="string" calcext:value-type="string">
            <text:p>14 day rollin</text:p>
          </table:table-cell>
          <table:table-cell table:style-name="ce7" table:formula="of:=SUM([.B7:.B13])/7" office:value-type="float" office:value="242.285714285714" calcext:value-type="float">
            <text:p>242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18-07-23" calcext:value-type="date">
            <text:p>Mon, Jul 23, 18</text:p>
          </table:table-cell>
          <table:table-cell office:value-type="float" office:value="372" calcext:value-type="float">
            <text:p>372</text:p>
          </table:table-cell>
          <table:table-cell office:value-type="float" office:value="2109.29" calcext:value-type="float">
            <text:p>2109.29</text:p>
          </table:table-cell>
          <table:table-cell table:formula="of:=[.$E$1]+[.B14]-[.C14]" office:value-type="float" office:value="228.71" calcext:value-type="float">
            <text:p>228.71</text:p>
          </table:table-cell>
          <table:table-cell table:formula="of:=SUM([.D8:.D14])/7" office:value-type="float" office:value="126.014285714286" calcext:value-type="float">
            <text:p>126</text:p>
          </table:table-cell>
          <table:table-cell table:style-name="ce2" table:formula="of:=SUM([.D2:.D15])/14" office:value-type="float" office:value="276.969285714286" calcext:value-type="float">
            <text:p>277</text:p>
          </table:table-cell>
          <table:table-cell table:style-name="ce2" table:formula="of:=SUM([.B8:.B14])/7" office:value-type="float" office:value="263.285714285714" calcext:value-type="float">
            <text:p>263</text:p>
          </table:table-cell>
          <table:table-cell table:number-columns-repeated="1017"/>
        </table:table-row>
        <table:table-row table:style-name="ro1">
          <table:table-cell office:value-type="date" office:date-value="2018-07-24" calcext:value-type="date">
            <text:p>Tue, Jul 24, 18</text:p>
          </table:table-cell>
          <table:table-cell office:value-type="float" office:value="309" calcext:value-type="float">
            <text:p>309</text:p>
          </table:table-cell>
          <table:table-cell office:value-type="float" office:value="2260.72" calcext:value-type="float">
            <text:p>2260.72</text:p>
          </table:table-cell>
          <table:table-cell table:formula="of:=[.$E$1]+[.B15]-[.C15]" office:value-type="float" office:value="14.2800000000002" calcext:value-type="float">
            <text:p>14.2800000000002</text:p>
          </table:table-cell>
          <table:table-cell table:formula="of:=SUM([.D9:.D15])/7" office:value-type="float" office:value="64.8671428571429" calcext:value-type="float">
            <text:p>65</text:p>
          </table:table-cell>
          <table:table-cell table:style-name="ce2" table:formula="of:=SUM([.D2:.D16])/14" office:value-type="float" office:value="329.172142857143" calcext:value-type="float">
            <text:p>329</text:p>
          </table:table-cell>
          <table:table-cell table:style-name="ce2" table:formula="of:=SUM([.B9:.B15])/7" office:value-type="float" office:value="258.285714285714" calcext:value-type="float">
            <text:p>258</text:p>
          </table:table-cell>
          <table:table-cell table:number-columns-repeated="1017"/>
        </table:table-row>
        <table:table-row table:style-name="ro1">
          <table:table-cell office:value-type="date" office:date-value="2018-07-25" calcext:value-type="date">
            <text:p>Wed, Jul 25, 18</text:p>
          </table:table-cell>
          <table:table-cell office:value-type="float" office:value="350" calcext:value-type="float">
            <text:p>350</text:p>
          </table:table-cell>
          <table:table-cell office:value-type="float" office:value="1585.16" calcext:value-type="float">
            <text:p>1585.16</text:p>
          </table:table-cell>
          <table:table-cell table:formula="of:=[.$E$1]+[.B16]-[.C16]" office:value-type="float" office:value="730.84" calcext:value-type="float">
            <text:p>730.84</text:p>
          </table:table-cell>
          <table:table-cell table:formula="of:=SUM([.D10:.D16])/7" office:value-type="float" office:value="116.964285714286" calcext:value-type="float">
            <text:p>117</text:p>
          </table:table-cell>
          <table:table-cell table:style-name="ce2" table:formula="of:=SUM([.D3:.D17])/14" office:value-type="float" office:value="346.425" calcext:value-type="float">
            <text:p>346</text:p>
          </table:table-cell>
          <table:table-cell table:style-name="ce2" table:formula="of:=SUM([.B10:.B16])/7" office:value-type="float" office:value="259.857142857143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date" office:date-value="2018-07-26" calcext:value-type="date">
            <text:p>Thu, Jul 26, 18</text:p>
          </table:table-cell>
          <table:table-cell office:value-type="float" office:value="442" calcext:value-type="float">
            <text:p>442</text:p>
          </table:table-cell>
          <table:table-cell office:value-type="float" office:value="1890.47" calcext:value-type="float">
            <text:p>1890.47</text:p>
          </table:table-cell>
          <table:table-cell table:formula="of:=[.$E$1]+[.B17]-[.C17]" office:value-type="float" office:value="517.53" calcext:value-type="float">
            <text:p>517.53</text:p>
          </table:table-cell>
          <table:table-cell table:formula="of:=SUM([.D11:.D17])/7" office:value-type="float" office:value="175.795714285714" calcext:value-type="float">
            <text:p>176</text:p>
          </table:table-cell>
          <table:table-cell table:style-name="ce2" table:formula="of:=SUM([.D4:.D18])/14" office:value-type="float" office:value="354.140714285714" calcext:value-type="float">
            <text:p>354</text:p>
          </table:table-cell>
          <table:table-cell table:style-name="ce2" table:formula="of:=SUM([.B11:.B17])/7" office:value-type="float" office:value="295.428571428571" calcext:value-type="float">
            <text:p>295</text:p>
          </table:table-cell>
          <table:table-cell table:number-columns-repeated="1017"/>
        </table:table-row>
        <table:table-row table:style-name="ro1">
          <table:table-cell office:value-type="date" office:date-value="2018-07-27" calcext:value-type="date">
            <text:p>Fri, Jul 27, 18</text:p>
          </table:table-cell>
          <table:table-cell office:value-type="float" office:value="0" calcext:value-type="float">
            <text:p>0</text:p>
          </table:table-cell>
          <table:table-cell office:value-type="float" office:value="1715.4" calcext:value-type="float">
            <text:p>1715.4</text:p>
          </table:table-cell>
          <table:table-cell table:formula="of:=[.$E$1]+[.B18]-[.C18]" office:value-type="float" office:value="250.6" calcext:value-type="float">
            <text:p>250.6</text:p>
          </table:table-cell>
          <table:table-cell table:formula="of:=SUM([.D12:.D18])/7" office:value-type="float" office:value="169.265714285714" calcext:value-type="float">
            <text:p>169</text:p>
          </table:table-cell>
          <table:table-cell table:style-name="ce2" table:formula="of:=SUM([.D5:.D19])/14" office:value-type="float" office:value="347.265" calcext:value-type="float">
            <text:p>347</text:p>
          </table:table-cell>
          <table:table-cell table:style-name="ce2" table:formula="of:=SUM([.B12:.B18])/7" office:value-type="float" office:value="258.142857142857" calcext:value-type="float">
            <text:p>258</text:p>
          </table:table-cell>
          <table:table-cell table:number-columns-repeated="1017"/>
        </table:table-row>
        <table:table-row table:style-name="ro1">
          <table:table-cell office:value-type="date" office:date-value="2018-07-28" calcext:value-type="date">
            <text:p>Sat, Jul 28, 18</text:p>
          </table:table-cell>
          <table:table-cell office:value-type="float" office:value="1041" calcext:value-type="float">
            <text:p>1041</text:p>
          </table:table-cell>
          <table:table-cell office:value-type="float" office:value="2600.36" calcext:value-type="float">
            <text:p>2600.36</text:p>
          </table:table-cell>
          <table:table-cell table:formula="of:=[.$E$1]+[.B19]-[.C19]" office:value-type="float" office:value="406.64" calcext:value-type="float">
            <text:p>406.64</text:p>
          </table:table-cell>
          <table:table-cell table:formula="of:=SUM([.D13:.D19])/7" office:value-type="float" office:value="339.258571428571" calcext:value-type="float">
            <text:p>339</text:p>
          </table:table-cell>
          <table:table-cell table:style-name="ce2" table:formula="of:=SUM([.D6:.D20])/14" office:value-type="float" office:value="295.406428571429" calcext:value-type="float">
            <text:p>295</text:p>
          </table:table-cell>
          <table:table-cell table:style-name="ce2" table:formula="of:=SUM([.B13:.B19])/7" office:value-type="float" office:value="388.714285714286" calcext:value-type="float">
            <text:p>38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7-29" calcext:value-type="date">
            <text:p>Sun, Jul 29, 18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2135.33" calcext:value-type="float">
            <text:p>2135.33</text:p>
          </table:table-cell>
          <table:table-cell table:style-name="ce5" table:formula="of:=[.$E$1]+[.B20]-[.C20]" office:value-type="float" office:value="360.67" calcext:value-type="float">
            <text:p>360.67</text:p>
          </table:table-cell>
          <table:table-cell table:style-name="ce7" table:formula="of:=SUM([.D14:.D20])/7" office:value-type="float" office:value="358.467142857143" calcext:value-type="float">
            <text:p>358</text:p>
          </table:table-cell>
          <table:table-cell table:style-name="ce7" table:formula="of:=SUM([.D7:.D21])/14" office:value-type="float" office:value="264.817142857143" calcext:value-type="float">
            <text:p>265</text:p>
          </table:table-cell>
          <table:table-cell table:style-name="ce7" table:formula="of:=SUM([.B14:.B20])/7" office:value-type="float" office:value="434.857142857143" calcext:value-type="float">
            <text:p>435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18-07-30" calcext:value-type="date">
            <text:p>Mon, Jul 30, 18</text:p>
          </table:table-cell>
          <table:table-cell office:value-type="float" office:value="14" calcext:value-type="float">
            <text:p>14</text:p>
          </table:table-cell>
          <table:table-cell office:value-type="float" office:value="1630.37" calcext:value-type="float">
            <text:p>1630.37</text:p>
          </table:table-cell>
          <table:table-cell table:formula="of:=[.$E$1]+[.B21]-[.C21]" office:value-type="float" office:value="349.63" calcext:value-type="float">
            <text:p>349.63</text:p>
          </table:table-cell>
          <table:table-cell table:formula="of:=SUM([.D15:.D21])/7" office:value-type="float" office:value="375.741428571429" calcext:value-type="float">
            <text:p>376</text:p>
          </table:table-cell>
          <table:table-cell table:style-name="ce2" table:formula="of:=SUM([.D8:.D22])/14" office:value-type="float" office:value="252.108571428571" calcext:value-type="float">
            <text:p>252</text:p>
          </table:table-cell>
          <table:table-cell table:style-name="ce2" table:formula="of:=SUM([.B15:.B21])/7" office:value-type="float" office:value="383.714285714286" calcext:value-type="float">
            <text:p>384</text:p>
          </table:table-cell>
          <table:table-cell table:number-columns-repeated="1017"/>
        </table:table-row>
        <table:table-row table:style-name="ro1">
          <table:table-cell office:value-type="date" office:date-value="2018-07-31" calcext:value-type="date">
            <text:p>Tue, Jul 31, 18</text:p>
          </table:table-cell>
          <table:table-cell office:value-type="float" office:value="253" calcext:value-type="float">
            <text:p>253</text:p>
          </table:table-cell>
          <table:table-cell office:value-type="float" office:value="2201.77" calcext:value-type="float">
            <text:p>2201.77</text:p>
          </table:table-cell>
          <table:table-cell table:formula="of:=[.$E$1]+[.B22]-[.C22]" office:value-type="float" office:value="17.23" calcext:value-type="float">
            <text:p>17.23</text:p>
          </table:table-cell>
          <table:table-cell table:formula="of:=SUM([.D16:.D22])/7" office:value-type="float" office:value="376.162857142857" calcext:value-type="float">
            <text:p>376</text:p>
          </table:table-cell>
          <table:table-cell table:style-name="ce2" table:formula="of:=SUM([.D9:.D23])/14" office:value-type="float" office:value="253.224285714286" calcext:value-type="float">
            <text:p>253</text:p>
          </table:table-cell>
          <table:table-cell table:style-name="ce2" table:formula="of:=SUM([.B16:.B22])/7" office:value-type="float" office:value="375.714285714286" calcext:value-type="float">
            <text:p>376</text:p>
          </table:table-cell>
          <table:table-cell table:number-columns-repeated="1017"/>
        </table:table-row>
        <table:table-row table:style-name="ro1">
          <table:table-cell office:value-type="date" office:date-value="2018-08-01" calcext:value-type="date">
            <text:p>Wed, Aug 1, 18</text:p>
          </table:table-cell>
          <table:table-cell office:value-type="float" office:value="512" calcext:value-type="float">
            <text:p>512</text:p>
          </table:table-cell>
          <table:table-cell office:value-type="float" office:value="2020.07" calcext:value-type="float">
            <text:p>2020.07</text:p>
          </table:table-cell>
          <table:table-cell table:formula="of:=[.$E$1]+[.B23]-[.C23]" office:value-type="float" office:value="457.93" calcext:value-type="float">
            <text:p>457.93</text:p>
          </table:table-cell>
          <table:table-cell table:formula="of:=SUM([.D17:.D23])/7" office:value-type="float" office:value="337.175714285714" calcext:value-type="float">
            <text:p>337</text:p>
          </table:table-cell>
          <table:table-cell table:style-name="ce2" table:formula="of:=SUM([.D10:.D24])/14" office:value-type="float" office:value="256.814285714286" calcext:value-type="float">
            <text:p>257</text:p>
          </table:table-cell>
          <table:table-cell table:style-name="ce2" table:formula="of:=SUM([.B17:.B23])/7" office:value-type="float" office:value="398.857142857143" calcext:value-type="float">
            <text:p>399</text:p>
          </table:table-cell>
          <table:table-cell table:number-columns-repeated="1017"/>
        </table:table-row>
        <table:table-row table:style-name="ro1">
          <table:table-cell office:value-type="date" office:date-value="2018-08-02" calcext:value-type="date">
            <text:p>Thu, Aug 2, 18</text:p>
          </table:table-cell>
          <table:table-cell office:value-type="float" office:value="242" calcext:value-type="float">
            <text:p>242</text:p>
          </table:table-cell>
          <table:table-cell office:value-type="float" office:value="1791.58" calcext:value-type="float">
            <text:p>1791.58</text:p>
          </table:table-cell>
          <table:table-cell table:formula="of:=[.$E$1]+[.B24]-[.C24]" office:value-type="float" office:value="416.42" calcext:value-type="float">
            <text:p>416.42</text:p>
          </table:table-cell>
          <table:table-cell table:formula="of:=SUM([.D18:.D24])/7" office:value-type="float" office:value="322.731428571429" calcext:value-type="float">
            <text:p>323</text:p>
          </table:table-cell>
          <table:table-cell table:style-name="ce2" table:formula="of:=SUM([.D11:.D25])/14" office:value-type="float" office:value="244.596428571429" calcext:value-type="float">
            <text:p>245</text:p>
          </table:table-cell>
          <table:table-cell table:style-name="ce2" table:formula="of:=SUM([.B18:.B24])/7" office:value-type="float" office:value="370.285714285714" calcext:value-type="float">
            <text:p>370</text:p>
          </table:table-cell>
          <table:table-cell table:number-columns-repeated="1017"/>
        </table:table-row>
        <table:table-row table:style-name="ro1">
          <table:table-cell office:value-type="date" office:date-value="2018-08-03" calcext:value-type="date">
            <text:p>Fri, Aug 3, 18</text:p>
          </table:table-cell>
          <table:table-cell office:value-type="float" office:value="0" calcext:value-type="float">
            <text:p>0</text:p>
          </table:table-cell>
          <table:table-cell office:value-type="float" office:value="2031.34" calcext:value-type="float">
            <text:p>2031.34</text:p>
          </table:table-cell>
          <table:table-cell table:formula="of:=[.$E$1]+[.B25]-[.C25]" office:value-type="float" office:value="-65.3399999999999" calcext:value-type="float">
            <text:p>-65.3399999999999</text:p>
          </table:table-cell>
          <table:table-cell table:formula="of:=SUM([.D19:.D25])/7" office:value-type="float" office:value="277.597142857143" calcext:value-type="float">
            <text:p>278</text:p>
          </table:table-cell>
          <table:table-cell table:style-name="ce2" table:formula="of:=SUM([.D12:.D26])/14" office:value-type="float" office:value="259.745714285714" calcext:value-type="float">
            <text:p>260</text:p>
          </table:table-cell>
          <table:table-cell table:style-name="ce2" table:formula="of:=SUM([.B19:.B25])/7" office:value-type="float" office:value="370.285714285714" calcext:value-type="float">
            <text:p>370</text:p>
          </table:table-cell>
          <table:table-cell table:number-columns-repeated="1017"/>
        </table:table-row>
        <table:table-row table:style-name="ro1">
          <table:table-cell office:value-type="date" office:date-value="2018-08-04" calcext:value-type="date">
            <text:p>Sat, Aug 4, 18</text:p>
          </table:table-cell>
          <table:table-cell office:value-type="float" office:value="704" calcext:value-type="float">
            <text:p>704</text:p>
          </table:table-cell>
          <table:table-cell office:value-type="float" office:value="2161.6" calcext:value-type="float">
            <text:p>2161.6</text:p>
          </table:table-cell>
          <table:table-cell table:formula="of:=[.$E$1]+[.B26]-[.C26]" office:value-type="float" office:value="508.4" calcext:value-type="float">
            <text:p>508.4</text:p>
          </table:table-cell>
          <table:table-cell table:formula="of:=SUM([.D20:.D26])/7" office:value-type="float" office:value="292.134285714286" calcext:value-type="float">
            <text:p>292</text:p>
          </table:table-cell>
          <table:table-cell table:style-name="ce2" table:formula="of:=SUM([.D13:.D27])/14" office:value-type="float" office:value="364.64" calcext:value-type="float">
            <text:p>365</text:p>
          </table:table-cell>
          <table:table-cell table:style-name="ce2" table:formula="of:=SUM([.B20:.B26])/7" office:value-type="float" office:value="322.142857142857" calcext:value-type="float">
            <text:p>3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8-08-05" calcext:value-type="date">
            <text:p>Sun, Aug 5, 18</text:p>
          </table:table-cell>
          <table:table-cell table:style-name="ce5" office:value-type="float" office:value="1122" calcext:value-type="float">
            <text:p>1122</text:p>
          </table:table-cell>
          <table:table-cell table:style-name="ce5" office:value-type="float" office:value="2402.79" calcext:value-type="float">
            <text:p>2402.79</text:p>
          </table:table-cell>
          <table:table-cell table:style-name="ce5" table:formula="of:=[.$E$1]+[.B27]-[.C27]" office:value-type="float" office:value="685.21" calcext:value-type="float">
            <text:p>685.21</text:p>
          </table:table-cell>
          <table:table-cell table:style-name="ce7" table:formula="of:=SUM([.D21:.D27])/7" office:value-type="float" office:value="338.497142857143" calcext:value-type="float">
            <text:p>338</text:p>
          </table:table-cell>
          <table:table-cell table:style-name="ce7" table:formula="of:=SUM([.D14:.D28])/14" office:value-type="float" office:value="381.087857142857" calcext:value-type="float">
            <text:p>381</text:p>
          </table:table-cell>
          <table:table-cell table:style-name="ce7" table:formula="of:=SUM([.B21:.B27])/7" office:value-type="float" office:value="406.714285714286" calcext:value-type="float">
            <text:p>407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18-08-06" calcext:value-type="date">
            <text:p>Mon, Aug 6, 18</text:p>
          </table:table-cell>
          <table:table-cell office:value-type="float" office:value="146" calcext:value-type="float">
            <text:p>146</text:p>
          </table:table-cell>
          <table:table-cell office:value-type="float" office:value="1655.52" calcext:value-type="float">
            <text:p>1655.52</text:p>
          </table:table-cell>
          <table:table-cell table:formula="of:=[.$E$1]+[.B28]-[.C28]" office:value-type="float" office:value="456.48" calcext:value-type="float">
            <text:p>456.48</text:p>
          </table:table-cell>
          <table:table-cell table:formula="of:=SUM([.D22:.D28])/7" office:value-type="float" office:value="353.761428571429" calcext:value-type="float">
            <text:p>354</text:p>
          </table:table-cell>
          <table:table-cell table:style-name="ce2" table:formula="of:=SUM([.D15:.D29])/14" office:value-type="float" office:value="404.683571428571" calcext:value-type="float">
            <text:p>405</text:p>
          </table:table-cell>
          <table:table-cell table:style-name="ce2" table:formula="of:=SUM([.B22:.B28])/7" office:value-type="float" office:value="425.571428571429" calcext:value-type="float">
            <text:p>426</text:p>
          </table:table-cell>
          <table:table-cell table:number-columns-repeated="1017"/>
        </table:table-row>
        <table:table-row table:style-name="ro1">
          <table:table-cell office:value-type="date" office:date-value="2018-08-07" calcext:value-type="date">
            <text:p>Tue, Aug 7, 18</text:p>
          </table:table-cell>
          <table:table-cell office:value-type="float" office:value="362" calcext:value-type="float">
            <text:p>362</text:p>
          </table:table-cell>
          <table:table-cell office:value-type="float" office:value="1768.95" calcext:value-type="float">
            <text:p>1768.95</text:p>
          </table:table-cell>
          <table:table-cell table:formula="of:=[.$E$1]+[.B29]-[.C29]" office:value-type="float" office:value="559.05" calcext:value-type="float">
            <text:p>559.05</text:p>
          </table:table-cell>
          <table:table-cell table:formula="of:=SUM([.D23:.D29])/7" office:value-type="float" office:value="431.164285714286" calcext:value-type="float">
            <text:p>431</text:p>
          </table:table-cell>
          <table:table-cell table:style-name="ce2" table:formula="of:=SUM([.D16:.D30])/14" office:value-type="float" office:value="479.160714285714" calcext:value-type="float">
            <text:p>479</text:p>
          </table:table-cell>
          <table:table-cell table:style-name="ce2" table:formula="of:=SUM([.B23:.B29])/7" office:value-type="float" office:value="441.142857142857" calcext:value-type="float">
            <text:p>441</text:p>
          </table:table-cell>
          <table:table-cell table:number-columns-repeated="1017"/>
        </table:table-row>
        <table:table-row table:style-name="ro1">
          <table:table-cell office:value-type="date" office:date-value="2018-08-08" calcext:value-type="date">
            <text:p>Wed, Aug 8, 18</text:p>
          </table:table-cell>
          <table:table-cell office:value-type="float" office:value="424" calcext:value-type="float">
            <text:p>424</text:p>
          </table:table-cell>
          <table:table-cell office:value-type="float" office:value="1333.04" calcext:value-type="float">
            <text:p>1333.04</text:p>
          </table:table-cell>
          <table:table-cell table:formula="of:=[.$E$1]+[.B30]-[.C30]" office:value-type="float" office:value="1056.96" calcext:value-type="float">
            <text:p>1056.96</text:p>
          </table:table-cell>
          <table:table-cell table:formula="of:=SUM([.D24:.D30])/7" office:value-type="float" office:value="516.74" calcext:value-type="float">
            <text:p>517</text:p>
          </table:table-cell>
          <table:table-cell table:style-name="ce2" table:formula="of:=SUM([.D17:.D31])/14" office:value-type="float" office:value="443.671428571429" calcext:value-type="float">
            <text:p>444</text:p>
          </table:table-cell>
          <table:table-cell table:style-name="ce2" table:formula="of:=SUM([.B24:.B30])/7" office:value-type="float" office:value="428.571428571429" calcext:value-type="float">
            <text:p>429</text:p>
          </table:table-cell>
          <table:table-cell table:number-columns-repeated="1017"/>
        </table:table-row>
        <table:table-row table:style-name="ro1">
          <table:table-cell office:value-type="date" office:date-value="2018-08-09" calcext:value-type="date">
            <text:p>Thu, Aug 9, 18</text:p>
          </table:table-cell>
          <table:table-cell office:value-type="float" office:value="0" calcext:value-type="float">
            <text:p>0</text:p>
          </table:table-cell>
          <table:table-cell office:value-type="float" office:value="1732.01" calcext:value-type="float">
            <text:p>1732.01</text:p>
          </table:table-cell>
          <table:table-cell table:formula="of:=[.$E$1]+[.B31]-[.C31]" office:value-type="float" office:value="233.99" calcext:value-type="float">
            <text:p>233.99</text:p>
          </table:table-cell>
          <table:table-cell table:formula="of:=SUM([.D25:.D31])/7" office:value-type="float" office:value="490.678571428571" calcext:value-type="float">
            <text:p>491</text:p>
          </table:table-cell>
          <table:table-cell table:style-name="ce2" table:formula="of:=SUM([.D18:.D32])/14" office:value-type="float" office:value="340.588571428571" calcext:value-type="float">
            <text:p>341</text:p>
          </table:table-cell>
          <table:table-cell table:style-name="ce2" table:formula="of:=SUM([.B25:.B31])/7" office:value-type="float" office:value="394" calcext:value-type="float">
            <text:p>394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18-08-11" calcext:value-type="date">
            <text:p>Sat 11/Aug 18</text:p>
          </table:table-cell>
          <table:table-cell office:value-type="float" office:value="304" calcext:value-type="float">
            <text:p>304</text:p>
          </table:table-cell>
          <table:table-cell office:value-type="float" office:value="3195.63" calcext:value-type="float">
            <text:p>3195.63</text:p>
          </table:table-cell>
          <table:table-cell table:formula="of:=[.$E$1]+[.B32]-[.C32]" office:value-type="float" office:value="-925.63" calcext:value-type="float">
            <text:p>-925.63</text:p>
          </table:table-cell>
          <table:table-cell table:formula="of:=SUM([.D26:.D32])/7" office:value-type="float" office:value="367.78" calcext:value-type="float">
            <text:p>368</text:p>
          </table:table-cell>
          <table:table-cell table:style-name="ce2" table:formula="of:=SUM([.D19:.D33])/14" office:value-type="float" office:value="319.443571428571" calcext:value-type="float">
            <text:p>319</text:p>
          </table:table-cell>
          <table:table-cell table:style-name="ce2" table:formula="of:=SUM([.B26:.B32])/7" office:value-type="float" office:value="437.428571428571" calcext:value-type="float">
            <text:p>437</text:p>
          </table:table-cell>
          <table:table-cell table:number-columns-repeated="1017"/>
        </table:table-row>
        <table:table-row table:style-name="ro1">
          <table:table-cell table:style-name="ce9" office:value-type="date" office:date-value="2018-08-12" calcext:value-type="date">
            <text:p>Sun 12/Aug 18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2112.43" calcext:value-type="float">
            <text:p>2112.43</text:p>
          </table:table-cell>
          <table:table-cell table:style-name="ce5" table:formula="of:=[.$E$1]+[.B33]-[.C33]" office:value-type="float" office:value="-45.4299999999998" calcext:value-type="float">
            <text:p>-45.4299999999998</text:p>
          </table:table-cell>
          <table:table-cell table:style-name="ce7" table:formula="of:=SUM([.D27:.D33])/7" office:value-type="float" office:value="288.661428571429" calcext:value-type="float">
            <text:p>289</text:p>
          </table:table-cell>
          <table:table-cell table:style-name="ce7" table:formula="of:=SUM([.D20:.D34])/14" office:value-type="float" office:value="358.041428571429" calcext:value-type="float">
            <text:p>358</text:p>
          </table:table-cell>
          <table:table-cell table:style-name="ce7" table:formula="of:=SUM([.B27:.B33])/7" office:value-type="float" office:value="351.285714285714" calcext:value-type="float">
            <text:p>351</text:p>
          </table:table-cell>
          <table:table-cell table:style-name="ce5" table:number-columns-repeated="1017"/>
        </table:table-row>
        <table:table-row table:style-name="ro1">
          <table:table-cell table:style-name="ce8" office:value-type="date" office:date-value="2018-08-13" calcext:value-type="date">
            <text:p>Mon 13/Aug 18</text:p>
          </table:table-cell>
          <table:table-cell office:value-type="float" office:value="953" calcext:value-type="float">
            <text:p>953</text:p>
          </table:table-cell>
          <table:table-cell office:value-type="float" office:value="1971.99" calcext:value-type="float">
            <text:p>1971.99</text:p>
          </table:table-cell>
          <table:table-cell table:formula="of:=[.$E$1]+[.B34]-[.C34]" office:value-type="float" office:value="947.01" calcext:value-type="float">
            <text:p>947.01</text:p>
          </table:table-cell>
          <table:table-cell table:formula="of:=SUM([.D28:.D34])/7" office:value-type="float" office:value="326.061428571429" calcext:value-type="float">
            <text:p>326</text:p>
          </table:table-cell>
          <table:table-cell table:style-name="ce2" table:formula="of:=SUM([.D21:.D35])/14" office:value-type="float" office:value="364.074285714286" calcext:value-type="float">
            <text:p>364</text:p>
          </table:table-cell>
          <table:table-cell table:style-name="ce2" table:formula="of:=SUM([.B28:.B34])/7" office:value-type="float" office:value="327.142857142857" calcext:value-type="float">
            <text:p>327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18-08-14" calcext:value-type="date">
            <text:p>Tue 14/Aug 18</text:p>
          </table:table-cell>
          <table:table-cell office:value-type="float" office:value="159" calcext:value-type="float">
            <text:p>159</text:p>
          </table:table-cell>
          <table:table-cell office:value-type="float" office:value="1679.87" calcext:value-type="float">
            <text:p>1679.87</text:p>
          </table:table-cell>
          <table:table-cell table:formula="of:=[.$E$1]+[.B35]-[.C35]" office:value-type="float" office:value="445.13" calcext:value-type="float">
            <text:p>445.13</text:p>
          </table:table-cell>
          <table:table-cell table:formula="of:=SUM([.D29:.D35])/7" office:value-type="float" office:value="324.44" calcext:value-type="float">
            <text:p>324</text:p>
          </table:table-cell>
          <table:table-cell table:style-name="ce2" table:formula="of:=SUM([.D22:.D36])/14" office:value-type="float" office:value="378.481428571429" calcext:value-type="float">
            <text:p>378</text:p>
          </table:table-cell>
          <table:table-cell table:style-name="ce2" table:formula="of:=SUM([.B29:.B35])/7"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18-08-15" calcext:value-type="date">
            <text:p>Wed 15/Aug 18</text:p>
          </table:table-cell>
          <table:table-cell office:value-type="float" office:value="248" calcext:value-type="float">
            <text:p>248</text:p>
          </table:table-cell>
          <table:table-cell office:value-type="float" office:value="1662.67" calcext:value-type="float">
            <text:p>1662.67</text:p>
          </table:table-cell>
          <table:table-cell table:formula="of:=[.$E$1]+[.B36]-[.C36]" office:value-type="float" office:value="551.33" calcext:value-type="float">
            <text:p>551.33</text:p>
          </table:table-cell>
          <table:table-cell table:formula="of:=SUM([.D30:.D36])/7" office:value-type="float" office:value="323.337142857143" calcext:value-type="float">
            <text:p>323</text:p>
          </table:table-cell>
          <table:table-cell table:style-name="ce2" table:formula="of:=SUM([.D23:.D37])/14" office:value-type="float" office:value="429.989285714286" calcext:value-type="float">
            <text:p>430</text:p>
          </table:table-cell>
          <table:table-cell table:style-name="ce2" table:formula="of:=SUM([.B30:.B36])/7" office:value-type="float" office:value="312.714285714286" calcext:value-type="float">
            <text:p>313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18-08-16" calcext:value-type="date">
            <text:p>Thu 16/Aug 18</text:p>
          </table:table-cell>
          <table:table-cell office:value-type="float" office:value="408" calcext:value-type="float">
            <text:p>408</text:p>
          </table:table-cell>
          <table:table-cell office:value-type="float" office:value="1635.66" calcext:value-type="float">
            <text:p>1635.66</text:p>
          </table:table-cell>
          <table:table-cell table:formula="of:=[.$E$1]+[.B37]-[.C37]" office:value-type="float" office:value="738.34" calcext:value-type="float">
            <text:p>738.34</text:p>
          </table:table-cell>
          <table:table-cell table:formula="of:=SUM([.D31:.D37])/7" office:value-type="float" office:value="277.82" calcext:value-type="float">
            <text:p>278</text:p>
          </table:table-cell>
          <table:table-cell table:style-name="ce2" table:formula="of:=SUM([.D24:.D38])/14" office:value-type="float" office:value="410.521428571429" calcext:value-type="float">
            <text:p>411</text:p>
          </table:table-cell>
          <table:table-cell table:style-name="ce2" table:formula="of:=SUM([.B31:.B37])/7" office:value-type="float" office:value="310.428571428571" calcext:value-type="float">
            <text:p>31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18-08-17" calcext:value-type="date">
            <text:p>Fri 17/Aug 18</text:p>
          </table:table-cell>
          <table:table-cell office:value-type="float" office:value="0" calcext:value-type="float">
            <text:p>0</text:p>
          </table:table-cell>
          <table:table-cell office:value-type="float" office:value="1780.62" calcext:value-type="float">
            <text:p>1780.62</text:p>
          </table:table-cell>
          <table:table-cell table:formula="of:=[.$E$1]+[.B38]-[.C38]" office:value-type="float" office:value="185.38" calcext:value-type="float">
            <text:p>185.38</text:p>
          </table:table-cell>
          <table:table-cell table:formula="of:=SUM([.D32:.D38])/7" office:value-type="float" office:value="270.875714285714" calcext:value-type="float">
            <text:p>271</text:p>
          </table:table-cell>
          <table:table-cell table:style-name="ce2" table:formula="of:=SUM([.D25:.D39])/14" office:value-type="float" office:value="478.705714285714" calcext:value-type="float">
            <text:p>479</text:p>
          </table:table-cell>
          <table:table-cell table:style-name="ce2" table:formula="of:=SUM([.B32:.B38])/7" office:value-type="float" office:value="310.428571428571" calcext:value-type="float">
            <text:p>31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18-08-18" calcext:value-type="date">
            <text:p>Sat 18/Aug 18</text:p>
          </table:table-cell>
          <table:table-cell office:value-type="float" office:value="1186" calcext:value-type="float">
            <text:p>1186</text:p>
          </table:table-cell>
          <table:table-cell office:value-type="float" office:value="1781" calcext:value-type="float">
            <text:p>1781</text:p>
          </table:table-cell>
          <table:table-cell table:formula="of:=[.$E$1]+[.B39]-[.C39]" office:value-type="float" office:value="1371" calcext:value-type="float">
            <text:p>1371</text:p>
          </table:table-cell>
          <table:table-cell table:formula="of:=SUM([.D33:.D39])/7" office:value-type="float" office:value="598.965714285714" calcext:value-type="float">
            <text:p>599</text:p>
          </table:table-cell>
          <table:table-cell table:style-name="ce2" table:formula="of:=SUM([.D26:.D40])/14" office:value-type="float" office:value="483.372857142857" calcext:value-type="float">
            <text:p>483</text:p>
          </table:table-cell>
          <table:table-cell table:style-name="ce2" table:formula="of:=SUM([.B33:.B39])/7" office:value-type="float" office:value="436.428571428572" calcext:value-type="float">
            <text:p>436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 style:data-style-name="N2" text:time-value="12:13:49.8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8T20:17:51.212000000</dc:date>
    <meta:editing-duration>PT15M25S</meta:editing-duration>
    <meta:editing-cycles>5</meta:editing-cycles>
    <meta:generator>LibreOffice/6.0.3.2$Windows_X86_64 LibreOffice_project/8f48d515416608e3a835360314dac7e47fd0b821</meta:generator>
    <meta:document-statistic meta:table-count="1" meta:cell-count="2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7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38cm" svg:height="9.005cm" xlink:href=".." xlink:type="simple" chart:class="chart:line" chart:style-name="ch1">
        <chart:title svg:x="9.293cm" svg:y="0.316cm" chart:style-name="ch2">
          <text:p>7 day rolling Exercise</text:p>
        </chart:title>
        <chart:legend chart:legend-position="end" svg:x="20.159cm" svg:y="4.203cm" style:legend-expansion="high" chart:style-name="ch3"/>
        <chart:plot-area chart:style-name="ch4" table:cell-range-address="daniel127_07112018_08092018_fitnesssummary.A8:daniel127_07112018_08092018_fitnesssummary.A39 daniel127_07112018_08092018_fitnesssummary.G8:daniel127_07112018_08092018_fitnesssummary.G39" chart:data-source-has-labels="column" svg:x="-0.19cm" svg:y="0.336cm" svg:width="18.305cm" svg:height="8.744cm">
          <chartooo:coordinate-region svg:x="1.579cm" svg:y="0.535cm" svg:width="16.536cm" svg:height="6.349cm"/>
          <chart:axis chart:dimension="x" chart:name="primary-x" chart:style-name="ch5" chartooo:axis-type="text">
            <chart:categories table:cell-range-address="daniel127_07112018_08092018_fitnesssummary.A8:daniel127_07112018_08092018_fitnesssummary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niel127_07112018_08092018_fitnesssummary.G8:daniel127_07112018_08092018_fitnesssummary.G39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298">
                <text:p>43298</text:p>
                <draw:g>
                  <svg:desc>daniel127_07112018_08092018_fitnesssummary.A8:daniel127_07112018_08092018_fitnesssummary.A39</svg:desc>
                </draw:g>
              </table:table-cell>
              <table:table-cell office:value-type="float" office:value="357.714285714286">
                <text:p>357.714285714286</text:p>
                <draw:g>
                  <svg:desc>daniel127_07112018_08092018_fitnesssummary.G8:daniel127_07112018_08092018_fitnesssummary.G39</svg:desc>
                </draw:g>
              </table:table-cell>
            </table:table-row>
            <table:table-row>
              <table:table-cell office:value-type="float" office:value="43299">
                <text:p>43299</text:p>
              </table:table-cell>
              <table:table-cell office:value-type="float" office:value="395.285714285714">
                <text:p>395.285714285714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397.571428571429">
                <text:p>397.571428571429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3302">
                <text:p>43302</text:p>
              </table:table-cell>
              <table:table-cell office:value-type="float" office:value="230.285714285714">
                <text:p>230.285714285714</text:p>
              </table:table-cell>
            </table:table-row>
            <table:table-row>
              <table:table-cell office:value-type="float" office:value="43303">
                <text:p>43303</text:p>
              </table:table-cell>
              <table:table-cell office:value-type="float" office:value="242.285714285714">
                <text:p>242.285714285714</text:p>
              </table:table-cell>
            </table:table-row>
            <table:table-row>
              <table:table-cell office:value-type="float" office:value="43304">
                <text:p>43304</text:p>
              </table:table-cell>
              <table:table-cell office:value-type="float" office:value="263.285714285714">
                <text:p>263.285714285714</text:p>
              </table:table-cell>
            </table:table-row>
            <table:table-row>
              <table:table-cell office:value-type="float" office:value="43305">
                <text:p>43305</text:p>
              </table:table-cell>
              <table:table-cell office:value-type="float" office:value="258.285714285714">
                <text:p>258.285714285714</text:p>
              </table:table-cell>
            </table:table-row>
            <table:table-row>
              <table:table-cell office:value-type="float" office:value="43306">
                <text:p>43306</text:p>
              </table:table-cell>
              <table:table-cell office:value-type="float" office:value="259.857142857143">
                <text:p>259.857142857143</text:p>
              </table:table-cell>
            </table:table-row>
            <table:table-row>
              <table:table-cell office:value-type="float" office:value="43307">
                <text:p>43307</text:p>
              </table:table-cell>
              <table:table-cell office:value-type="float" office:value="295.428571428571">
                <text:p>295.428571428571</text:p>
              </table:table-cell>
            </table:table-row>
            <table:table-row>
              <table:table-cell office:value-type="float" office:value="43308">
                <text:p>43308</text:p>
              </table:table-cell>
              <table:table-cell office:value-type="float" office:value="258.142857142857">
                <text:p>258.142857142857</text:p>
              </table:table-cell>
            </table:table-row>
            <table:table-row>
              <table:table-cell office:value-type="float" office:value="43309">
                <text:p>43309</text:p>
              </table:table-cell>
              <table:table-cell office:value-type="float" office:value="388.714285714286">
                <text:p>388.714285714286</text:p>
              </table:table-cell>
            </table:table-row>
            <table:table-row>
              <table:table-cell office:value-type="float" office:value="43310">
                <text:p>43310</text:p>
              </table:table-cell>
              <table:table-cell office:value-type="float" office:value="434.857142857143">
                <text:p>434.857142857143</text:p>
              </table:table-cell>
            </table:table-row>
            <table:table-row>
              <table:table-cell office:value-type="float" office:value="43311">
                <text:p>43311</text:p>
              </table:table-cell>
              <table:table-cell office:value-type="float" office:value="383.714285714286">
                <text:p>383.714285714286</text:p>
              </table:table-cell>
            </table:table-row>
            <table:table-row>
              <table:table-cell office:value-type="float" office:value="43312">
                <text:p>43312</text:p>
              </table:table-cell>
              <table:table-cell office:value-type="float" office:value="375.714285714286">
                <text:p>375.714285714286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398.857142857143">
                <text:p>398.857142857143</text:p>
              </table:table-cell>
            </table:table-row>
            <table:table-row>
              <table:table-cell office:value-type="float" office:value="43314">
                <text:p>43314</text:p>
              </table:table-cell>
              <table:table-cell office:value-type="float" office:value="370.285714285714">
                <text:p>370.285714285714</text:p>
              </table:table-cell>
            </table:table-row>
            <table:table-row>
              <table:table-cell office:value-type="float" office:value="43315">
                <text:p>43315</text:p>
              </table:table-cell>
              <table:table-cell office:value-type="float" office:value="370.285714285714">
                <text:p>370.285714285714</text:p>
              </table:table-cell>
            </table:table-row>
            <table:table-row>
              <table:table-cell office:value-type="float" office:value="43316">
                <text:p>43316</text:p>
              </table:table-cell>
              <table:table-cell office:value-type="float" office:value="322.142857142857">
                <text:p>322.142857142857</text:p>
              </table:table-cell>
            </table:table-row>
            <table:table-row>
              <table:table-cell office:value-type="float" office:value="43317">
                <text:p>43317</text:p>
              </table:table-cell>
              <table:table-cell office:value-type="float" office:value="406.714285714286">
                <text:p>406.714285714286</text:p>
              </table:table-cell>
            </table:table-row>
            <table:table-row>
              <table:table-cell office:value-type="float" office:value="43318">
                <text:p>43318</text:p>
              </table:table-cell>
              <table:table-cell office:value-type="float" office:value="425.571428571429">
                <text:p>425.571428571429</text:p>
              </table:table-cell>
            </table:table-row>
            <table:table-row>
              <table:table-cell office:value-type="float" office:value="43319">
                <text:p>43319</text:p>
              </table:table-cell>
              <table:table-cell office:value-type="float" office:value="441.142857142857">
                <text:p>441.142857142857</text:p>
              </table:table-cell>
            </table:table-row>
            <table:table-row>
              <table:table-cell office:value-type="float" office:value="43320">
                <text:p>43320</text:p>
              </table:table-cell>
              <table:table-cell office:value-type="float" office:value="428.571428571429">
                <text:p>428.571428571429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3323">
                <text:p>43323</text:p>
              </table:table-cell>
              <table:table-cell office:value-type="float" office:value="437.428571428571">
                <text:p>437.428571428571</text:p>
              </table:table-cell>
            </table:table-row>
            <table:table-row>
              <table:table-cell office:value-type="float" office:value="43324">
                <text:p>43324</text:p>
              </table:table-cell>
              <table:table-cell office:value-type="float" office:value="351.285714285714">
                <text:p>351.285714285714</text:p>
              </table:table-cell>
            </table:table-row>
            <table:table-row>
              <table:table-cell office:value-type="float" office:value="43325">
                <text:p>43325</text:p>
              </table:table-cell>
              <table:table-cell office:value-type="float" office:value="327.142857142857">
                <text:p>327.142857142857</text:p>
              </table:table-cell>
            </table:table-row>
            <table:table-row>
              <table:table-cell office:value-type="float" office:value="43326">
                <text:p>4332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3327">
                <text:p>43327</text:p>
              </table:table-cell>
              <table:table-cell office:value-type="float" office:value="312.714285714286">
                <text:p>312.714285714286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310.428571428571">
                <text:p>310.428571428571</text:p>
              </table:table-cell>
            </table:table-row>
            <table:table-row>
              <table:table-cell office:value-type="float" office:value="43329">
                <text:p>43329</text:p>
              </table:table-cell>
              <table:table-cell office:value-type="float" office:value="310.428571428571">
                <text:p>310.428571428571</text:p>
              </table:table-cell>
            </table:table-row>
            <table:table-row>
              <table:table-cell office:value-type="float" office:value="43330">
                <text:p>43330</text:p>
              </table:table-cell>
              <table:table-cell office:value-type="float" office:value="436.428571428572">
                <text:p>436.428571428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7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79cm" svg:height="9.855cm" xlink:href=".." xlink:type="simple" chart:class="chart:line" chart:style-name="ch1">
        <chart:title svg:x="8.626cm" svg:y="0.333cm" chart:style-name="ch2">
          <text:p>7 day rolling calorie differential</text:p>
        </chart:title>
        <chart:legend chart:legend-position="end" svg:x="20.627cm" svg:y="4.628cm" style:legend-expansion="high" chart:style-name="ch3"/>
        <chart:plot-area chart:style-name="ch4" table:cell-range-address="daniel127_07112018_08092018_fitnesssummary.A8:daniel127_07112018_08092018_fitnesssummary.A39 daniel127_07112018_08092018_fitnesssummary.E8:daniel127_07112018_08092018_fitnesssummary.E39" chart:data-source-has-labels="column" svg:x="-0.201cm" svg:y="0.214cm" svg:width="18.388cm" svg:height="9.573cm">
          <chartooo:coordinate-region svg:x="1.568cm" svg:y="0.413cm" svg:width="16.619cm" svg:height="7.03cm"/>
          <chart:axis chart:dimension="x" chart:name="primary-x" chart:style-name="ch5" chartooo:axis-type="text">
            <chart:categories table:cell-range-address="daniel127_07112018_08092018_fitnesssummary.A8:daniel127_07112018_08092018_fitnesssummary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niel127_07112018_08092018_fitnesssummary.E8:daniel127_07112018_08092018_fitnesssummary.E39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3298">
                <text:p>43298</text:p>
                <draw:g>
                  <svg:desc>daniel127_07112018_08092018_fitnesssummary.A8:daniel127_07112018_08092018_fitnesssummary.A39</svg:desc>
                </draw:g>
              </table:table-cell>
              <table:table-cell office:value-type="float" office:value="489.071428571429">
                <text:p>489.071428571429</text:p>
                <draw:g>
                  <svg:desc>daniel127_07112018_08092018_fitnesssummary.E8:daniel127_07112018_08092018_fitnesssummary.E39</svg:desc>
                </draw:g>
              </table:table-cell>
            </table:table-row>
            <table:table-row>
              <table:table-cell office:value-type="float" office:value="43299">
                <text:p>43299</text:p>
              </table:table-cell>
              <table:table-cell office:value-type="float" office:value="501.952857142857">
                <text:p>501.952857142857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496.685714285714">
                <text:p>496.685714285714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467.172857142857">
                <text:p>467.172857142857</text:p>
              </table:table-cell>
            </table:table-row>
            <table:table-row>
              <table:table-cell office:value-type="float" office:value="43302">
                <text:p>43302</text:p>
              </table:table-cell>
              <table:table-cell office:value-type="float" office:value="200.03">
                <text:p>200.03</text:p>
              </table:table-cell>
            </table:table-row>
            <table:table-row>
              <table:table-cell office:value-type="float" office:value="43303">
                <text:p>43303</text:p>
              </table:table-cell>
              <table:table-cell office:value-type="float" office:value="121.22">
                <text:p>121.22</text:p>
              </table:table-cell>
            </table:table-row>
            <table:table-row>
              <table:table-cell office:value-type="float" office:value="43304">
                <text:p>43304</text:p>
              </table:table-cell>
              <table:table-cell office:value-type="float" office:value="126.014285714286">
                <text:p>126.014285714286</text:p>
              </table:table-cell>
            </table:table-row>
            <table:table-row>
              <table:table-cell office:value-type="float" office:value="43305">
                <text:p>43305</text:p>
              </table:table-cell>
              <table:table-cell office:value-type="float" office:value="64.8671428571429">
                <text:p>64.8671428571429</text:p>
              </table:table-cell>
            </table:table-row>
            <table:table-row>
              <table:table-cell office:value-type="float" office:value="43306">
                <text:p>43306</text:p>
              </table:table-cell>
              <table:table-cell office:value-type="float" office:value="116.964285714286">
                <text:p>116.964285714286</text:p>
              </table:table-cell>
            </table:table-row>
            <table:table-row>
              <table:table-cell office:value-type="float" office:value="43307">
                <text:p>43307</text:p>
              </table:table-cell>
              <table:table-cell office:value-type="float" office:value="175.795714285714">
                <text:p>175.795714285714</text:p>
              </table:table-cell>
            </table:table-row>
            <table:table-row>
              <table:table-cell office:value-type="float" office:value="43308">
                <text:p>43308</text:p>
              </table:table-cell>
              <table:table-cell office:value-type="float" office:value="169.265714285714">
                <text:p>169.265714285714</text:p>
              </table:table-cell>
            </table:table-row>
            <table:table-row>
              <table:table-cell office:value-type="float" office:value="43309">
                <text:p>43309</text:p>
              </table:table-cell>
              <table:table-cell office:value-type="float" office:value="339.258571428571">
                <text:p>339.258571428571</text:p>
              </table:table-cell>
            </table:table-row>
            <table:table-row>
              <table:table-cell office:value-type="float" office:value="43310">
                <text:p>43310</text:p>
              </table:table-cell>
              <table:table-cell office:value-type="float" office:value="358.467142857143">
                <text:p>358.467142857143</text:p>
              </table:table-cell>
            </table:table-row>
            <table:table-row>
              <table:table-cell office:value-type="float" office:value="43311">
                <text:p>43311</text:p>
              </table:table-cell>
              <table:table-cell office:value-type="float" office:value="375.741428571429">
                <text:p>375.741428571429</text:p>
              </table:table-cell>
            </table:table-row>
            <table:table-row>
              <table:table-cell office:value-type="float" office:value="43312">
                <text:p>43312</text:p>
              </table:table-cell>
              <table:table-cell office:value-type="float" office:value="376.162857142857">
                <text:p>376.162857142857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337.175714285714">
                <text:p>337.175714285714</text:p>
              </table:table-cell>
            </table:table-row>
            <table:table-row>
              <table:table-cell office:value-type="float" office:value="43314">
                <text:p>43314</text:p>
              </table:table-cell>
              <table:table-cell office:value-type="float" office:value="322.731428571429">
                <text:p>322.731428571429</text:p>
              </table:table-cell>
            </table:table-row>
            <table:table-row>
              <table:table-cell office:value-type="float" office:value="43315">
                <text:p>43315</text:p>
              </table:table-cell>
              <table:table-cell office:value-type="float" office:value="277.597142857143">
                <text:p>277.597142857143</text:p>
              </table:table-cell>
            </table:table-row>
            <table:table-row>
              <table:table-cell office:value-type="float" office:value="43316">
                <text:p>43316</text:p>
              </table:table-cell>
              <table:table-cell office:value-type="float" office:value="292.134285714286">
                <text:p>292.134285714286</text:p>
              </table:table-cell>
            </table:table-row>
            <table:table-row>
              <table:table-cell office:value-type="float" office:value="43317">
                <text:p>43317</text:p>
              </table:table-cell>
              <table:table-cell office:value-type="float" office:value="338.497142857143">
                <text:p>338.497142857143</text:p>
              </table:table-cell>
            </table:table-row>
            <table:table-row>
              <table:table-cell office:value-type="float" office:value="43318">
                <text:p>43318</text:p>
              </table:table-cell>
              <table:table-cell office:value-type="float" office:value="353.761428571429">
                <text:p>353.761428571429</text:p>
              </table:table-cell>
            </table:table-row>
            <table:table-row>
              <table:table-cell office:value-type="float" office:value="43319">
                <text:p>43319</text:p>
              </table:table-cell>
              <table:table-cell office:value-type="float" office:value="431.164285714286">
                <text:p>431.164285714286</text:p>
              </table:table-cell>
            </table:table-row>
            <table:table-row>
              <table:table-cell office:value-type="float" office:value="43320">
                <text:p>43320</text:p>
              </table:table-cell>
              <table:table-cell office:value-type="float" office:value="516.74">
                <text:p>516.74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490.678571428571">
                <text:p>490.678571428571</text:p>
              </table:table-cell>
            </table:table-row>
            <table:table-row>
              <table:table-cell office:value-type="float" office:value="43323">
                <text:p>43323</text:p>
              </table:table-cell>
              <table:table-cell office:value-type="float" office:value="367.78">
                <text:p>367.78</text:p>
              </table:table-cell>
            </table:table-row>
            <table:table-row>
              <table:table-cell office:value-type="float" office:value="43324">
                <text:p>43324</text:p>
              </table:table-cell>
              <table:table-cell office:value-type="float" office:value="288.661428571429">
                <text:p>288.661428571429</text:p>
              </table:table-cell>
            </table:table-row>
            <table:table-row>
              <table:table-cell office:value-type="float" office:value="43325">
                <text:p>43325</text:p>
              </table:table-cell>
              <table:table-cell office:value-type="float" office:value="326.061428571429">
                <text:p>326.061428571429</text:p>
              </table:table-cell>
            </table:table-row>
            <table:table-row>
              <table:table-cell office:value-type="float" office:value="43326">
                <text:p>43326</text:p>
              </table:table-cell>
              <table:table-cell office:value-type="float" office:value="324.44">
                <text:p>324.44</text:p>
              </table:table-cell>
            </table:table-row>
            <table:table-row>
              <table:table-cell office:value-type="float" office:value="43327">
                <text:p>43327</text:p>
              </table:table-cell>
              <table:table-cell office:value-type="float" office:value="323.337142857143">
                <text:p>323.337142857143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277.82">
                <text:p>277.82</text:p>
              </table:table-cell>
            </table:table-row>
            <table:table-row>
              <table:table-cell office:value-type="float" office:value="43329">
                <text:p>43329</text:p>
              </table:table-cell>
              <table:table-cell office:value-type="float" office:value="270.875714285714">
                <text:p>270.875714285714</text:p>
              </table:table-cell>
            </table:table-row>
            <table:table-row>
              <table:table-cell office:value-type="float" office:value="43330">
                <text:p>43330</text:p>
              </table:table-cell>
              <table:table-cell office:value-type="float" office:value="598.965714285714">
                <text:p>598.96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7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79cm" svg:height="9.855cm" xlink:href=".." xlink:type="simple" chart:class="chart:line" chart:style-name="ch1">
        <chart:title svg:x="8.507cm" svg:y="0.333cm" chart:style-name="ch2">
          <text:p>14 day rolling calorie differential</text:p>
        </chart:title>
        <chart:legend chart:legend-position="end" svg:x="20.653cm" svg:y="4.628cm" style:legend-expansion="high" chart:style-name="ch3"/>
        <chart:plot-area chart:style-name="ch4" table:cell-range-address="daniel127_07112018_08092018_fitnesssummary.A14:daniel127_07112018_08092018_fitnesssummary.A39 daniel127_07112018_08092018_fitnesssummary.F14:daniel127_07112018_08092018_fitnesssummary.F39" chart:data-source-has-labels="column" svg:x="-0.257cm" svg:y="0.214cm" svg:width="18.586cm" svg:height="9.573cm">
          <chartooo:coordinate-region svg:x="1.568cm" svg:y="0.413cm" svg:width="16.619cm" svg:height="7.03cm"/>
          <chart:axis chart:dimension="x" chart:name="primary-x" chart:style-name="ch5" chartooo:axis-type="text">
            <chart:categories table:cell-range-address="daniel127_07112018_08092018_fitnesssummary.A14:daniel127_07112018_08092018_fitnesssummary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niel127_07112018_08092018_fitnesssummary.F14:daniel127_07112018_08092018_fitnesssummary.F39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304">
                <text:p>43304</text:p>
                <draw:g>
                  <svg:desc>daniel127_07112018_08092018_fitnesssummary.A14:daniel127_07112018_08092018_fitnesssummary.A39</svg:desc>
                </draw:g>
              </table:table-cell>
              <table:table-cell office:value-type="float" office:value="276.969285714286">
                <text:p>276.969285714286</text:p>
                <draw:g>
                  <svg:desc>daniel127_07112018_08092018_fitnesssummary.F14:daniel127_07112018_08092018_fitnesssummary.F39</svg:desc>
                </draw:g>
              </table:table-cell>
            </table:table-row>
            <table:table-row>
              <table:table-cell office:value-type="float" office:value="43305">
                <text:p>43305</text:p>
              </table:table-cell>
              <table:table-cell office:value-type="float" office:value="329.172142857143">
                <text:p>329.172142857143</text:p>
              </table:table-cell>
            </table:table-row>
            <table:table-row>
              <table:table-cell office:value-type="float" office:value="43306">
                <text:p>43306</text:p>
              </table:table-cell>
              <table:table-cell office:value-type="float" office:value="346.425">
                <text:p>346.425</text:p>
              </table:table-cell>
            </table:table-row>
            <table:table-row>
              <table:table-cell office:value-type="float" office:value="43307">
                <text:p>43307</text:p>
              </table:table-cell>
              <table:table-cell office:value-type="float" office:value="354.140714285714">
                <text:p>354.140714285714</text:p>
              </table:table-cell>
            </table:table-row>
            <table:table-row>
              <table:table-cell office:value-type="float" office:value="43308">
                <text:p>43308</text:p>
              </table:table-cell>
              <table:table-cell office:value-type="float" office:value="347.265">
                <text:p>347.265</text:p>
              </table:table-cell>
            </table:table-row>
            <table:table-row>
              <table:table-cell office:value-type="float" office:value="43309">
                <text:p>43309</text:p>
              </table:table-cell>
              <table:table-cell office:value-type="float" office:value="295.406428571429">
                <text:p>295.406428571429</text:p>
              </table:table-cell>
            </table:table-row>
            <table:table-row>
              <table:table-cell office:value-type="float" office:value="43310">
                <text:p>43310</text:p>
              </table:table-cell>
              <table:table-cell office:value-type="float" office:value="264.817142857143">
                <text:p>264.817142857143</text:p>
              </table:table-cell>
            </table:table-row>
            <table:table-row>
              <table:table-cell office:value-type="float" office:value="43311">
                <text:p>43311</text:p>
              </table:table-cell>
              <table:table-cell office:value-type="float" office:value="252.108571428571">
                <text:p>252.108571428571</text:p>
              </table:table-cell>
            </table:table-row>
            <table:table-row>
              <table:table-cell office:value-type="float" office:value="43312">
                <text:p>43312</text:p>
              </table:table-cell>
              <table:table-cell office:value-type="float" office:value="253.224285714286">
                <text:p>253.224285714286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256.814285714286">
                <text:p>256.814285714286</text:p>
              </table:table-cell>
            </table:table-row>
            <table:table-row>
              <table:table-cell office:value-type="float" office:value="43314">
                <text:p>43314</text:p>
              </table:table-cell>
              <table:table-cell office:value-type="float" office:value="244.596428571429">
                <text:p>244.596428571429</text:p>
              </table:table-cell>
            </table:table-row>
            <table:table-row>
              <table:table-cell office:value-type="float" office:value="43315">
                <text:p>43315</text:p>
              </table:table-cell>
              <table:table-cell office:value-type="float" office:value="259.745714285714">
                <text:p>259.745714285714</text:p>
              </table:table-cell>
            </table:table-row>
            <table:table-row>
              <table:table-cell office:value-type="float" office:value="43316">
                <text:p>43316</text:p>
              </table:table-cell>
              <table:table-cell office:value-type="float" office:value="364.64">
                <text:p>364.64</text:p>
              </table:table-cell>
            </table:table-row>
            <table:table-row>
              <table:table-cell office:value-type="float" office:value="43317">
                <text:p>43317</text:p>
              </table:table-cell>
              <table:table-cell office:value-type="float" office:value="381.087857142857">
                <text:p>381.087857142857</text:p>
              </table:table-cell>
            </table:table-row>
            <table:table-row>
              <table:table-cell office:value-type="float" office:value="43318">
                <text:p>43318</text:p>
              </table:table-cell>
              <table:table-cell office:value-type="float" office:value="404.683571428571">
                <text:p>404.683571428571</text:p>
              </table:table-cell>
            </table:table-row>
            <table:table-row>
              <table:table-cell office:value-type="float" office:value="43319">
                <text:p>43319</text:p>
              </table:table-cell>
              <table:table-cell office:value-type="float" office:value="479.160714285714">
                <text:p>479.160714285714</text:p>
              </table:table-cell>
            </table:table-row>
            <table:table-row>
              <table:table-cell office:value-type="float" office:value="43320">
                <text:p>43320</text:p>
              </table:table-cell>
              <table:table-cell office:value-type="float" office:value="443.671428571429">
                <text:p>443.671428571429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340.588571428571">
                <text:p>340.588571428571</text:p>
              </table:table-cell>
            </table:table-row>
            <table:table-row>
              <table:table-cell office:value-type="float" office:value="43323">
                <text:p>43323</text:p>
              </table:table-cell>
              <table:table-cell office:value-type="float" office:value="319.443571428571">
                <text:p>319.443571428571</text:p>
              </table:table-cell>
            </table:table-row>
            <table:table-row>
              <table:table-cell office:value-type="float" office:value="43324">
                <text:p>43324</text:p>
              </table:table-cell>
              <table:table-cell office:value-type="float" office:value="358.041428571429">
                <text:p>358.041428571429</text:p>
              </table:table-cell>
            </table:table-row>
            <table:table-row>
              <table:table-cell office:value-type="float" office:value="43325">
                <text:p>43325</text:p>
              </table:table-cell>
              <table:table-cell office:value-type="float" office:value="364.074285714286">
                <text:p>364.074285714286</text:p>
              </table:table-cell>
            </table:table-row>
            <table:table-row>
              <table:table-cell office:value-type="float" office:value="43326">
                <text:p>43326</text:p>
              </table:table-cell>
              <table:table-cell office:value-type="float" office:value="378.481428571429">
                <text:p>378.481428571429</text:p>
              </table:table-cell>
            </table:table-row>
            <table:table-row>
              <table:table-cell office:value-type="float" office:value="43327">
                <text:p>43327</text:p>
              </table:table-cell>
              <table:table-cell office:value-type="float" office:value="429.989285714286">
                <text:p>429.989285714286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410.521428571429">
                <text:p>410.521428571429</text:p>
              </table:table-cell>
            </table:table-row>
            <table:table-row>
              <table:table-cell office:value-type="float" office:value="43329">
                <text:p>43329</text:p>
              </table:table-cell>
              <table:table-cell office:value-type="float" office:value="478.705714285714">
                <text:p>478.705714285714</text:p>
              </table:table-cell>
            </table:table-row>
            <table:table-row>
              <table:table-cell office:value-type="float" office:value="43330">
                <text:p>43330</text:p>
              </table:table-cell>
              <table:table-cell office:value-type="float" office:value="483.372857142857">
                <text:p>483.372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